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LifeCycleWrapper.SyncLifeCycleWrapper( AsyncBaseLifeCycle lifeCy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LifeCycleWrapper.onMessageExchange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LifeCycleWrapp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LifeCycleWrapper.init( ComponentContext componen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LifeCycleWrapp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LifeCycleWrapp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LifeCycleWrapper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